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99ff99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99ff99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99ff99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6a7f5" officeooo:paragraph-rsid="0026a7f5"/>
    </style:style>
    <style:style style:name="P2" style:family="paragraph" style:parent-style-name="Standard">
      <style:text-properties officeooo:rsid="0026a7f5" officeooo:paragraph-rsid="002bf7ba"/>
    </style:style>
    <style:style style:name="P3" style:family="paragraph" style:parent-style-name="Standard">
      <style:text-properties officeooo:rsid="00288d12" officeooo:paragraph-rsid="00288d12"/>
    </style:style>
    <style:style style:name="P4" style:family="paragraph" style:parent-style-name="Standard">
      <style:text-properties officeooo:rsid="00288d12" officeooo:paragraph-rsid="002bf7ba"/>
    </style:style>
    <style:style style:name="P5" style:family="paragraph" style:parent-style-name="Standard">
      <style:text-properties officeooo:rsid="002a136f" officeooo:paragraph-rsid="002a136f"/>
    </style:style>
    <style:style style:name="P6" style:family="paragraph" style:parent-style-name="Standard">
      <style:text-properties officeooo:rsid="002a136f" officeooo:paragraph-rsid="002bf7ba"/>
    </style:style>
    <style:style style:name="P7" style:family="paragraph" style:parent-style-name="Standard">
      <style:text-properties officeooo:rsid="002bf7ba" officeooo:paragraph-rsid="002bf7ba"/>
    </style:style>
    <style:style style:name="P8" style:family="paragraph" style:parent-style-name="Standard">
      <style:text-properties fo:color="#ff420e" fo:font-weight="bold" officeooo:rsid="0026a7f5" officeooo:paragraph-rsid="002bf7ba" style:font-weight-asian="bold" style:font-weight-complex="bold"/>
    </style:style>
    <style:style style:name="P9" style:family="paragraph" style:parent-style-name="Standard">
      <style:text-properties fo:color="#ff420e" fo:font-weight="bold" officeooo:rsid="00288d12" officeooo:paragraph-rsid="002bf7ba" style:font-weight-asian="bold" style:font-weight-complex="bold"/>
    </style:style>
    <style:style style:name="P10" style:family="paragraph" style:parent-style-name="Standard">
      <style:text-properties fo:color="#ff420e" fo:font-weight="bold" officeooo:rsid="002a136f" officeooo:paragraph-rsid="002bf7ba" style:font-weight-asian="bold" style:font-weight-complex="bold"/>
    </style:style>
    <style:style style:name="P11" style:family="paragraph" style:parent-style-name="Standard">
      <style:text-properties officeooo:rsid="002cb67e" officeooo:paragraph-rsid="002cb67e"/>
    </style:style>
    <style:style style:name="P12" style:family="paragraph" style:parent-style-name="Standard">
      <style:text-properties fo:font-weight="bold" officeooo:rsid="002cb67e" officeooo:paragraph-rsid="002cb67e" style:font-weight-asian="bold" style:font-weight-complex="bold"/>
    </style:style>
    <style:style style:name="P13" style:family="paragraph" style:parent-style-name="Standard">
      <style:text-properties officeooo:rsid="0026a7f5" officeooo:paragraph-rsid="0026a7f5"/>
    </style:style>
    <style:style style:name="P14" style:family="paragraph" style:parent-style-name="Standard">
      <style:text-properties fo:color="#ff3333" fo:font-weight="bold" officeooo:rsid="002cb67e" officeooo:paragraph-rsid="002cb67e" style:font-weight-asian="bold" style:font-weight-complex="bold"/>
    </style:style>
    <style:style style:name="T1" style:family="text">
      <style:text-properties officeooo:rsid="002bf7ba"/>
    </style:style>
    <style:style style:name="T2" style:family="text">
      <style:text-properties officeooo:rsid="002bfb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LU activation gives the best result.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Sigmoid activation</text:p>
          </table:table-cell>
        </table:table-row>
        <table:table-row>
          <table:table-cell table:style-name="Table1.A2" office:value-type="string">
            <text:p text:style-name="P11">.</text:p>
            <text:p text:style-name="P11">.</text:p>
            <text:p text:style-name="P11">.</text:p>
            <text:p text:style-name="P11">epoch 50, minibatch 2500/2500, validation error 43.620000 %</text:p>
            <text:p text:style-name="P11">The code for file problem_16.py ran for 0.24m</text:p>
            <text:p text:style-name="P11"><text:s text:c="5"/>epoch 50, minibatch 2500/2500, test error of best model 44.420000 %</text:p>
            <text:p text:style-name="P14">Optimization complete. Best validation score of 43.620000 % obtained at iteration 125000, with test performance 44.420000 %</text:p>
          </table:table-cell>
        </table:table-row>
      </table:table>
      <text:p text:style-name="P7"/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12">Tangent activation</text:p>
          </table:table-cell>
        </table:table-row>
        <table:table-row>
          <table:table-cell table:style-name="Table2.A2" office:value-type="string">
            <text:p text:style-name="P11">.</text:p>
            <text:p text:style-name="P11">.</text:p>
            <text:p text:style-name="P11">.</text:p>
            <text:p text:style-name="P11">epoch 50, minibatch 2500/2500, validation error 36.320000 %</text:p>
            <text:p text:style-name="P11"><text:s text:c="5"/>epoch 50, minibatch 2500/2500, test error of best model 37.020000 %</text:p>
            <text:p text:style-name="P14">Optimization complete. Best validation score of 36.320000 % obtained at iteration 125000, with test performance 37.020000 %</text:p>
            <text:p text:style-name="P11">The code for file problem_16.py ran for 0.23m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12">ReLU activation</text:p>
          </table:table-cell>
        </table:table-row>
        <table:table-row>
          <table:table-cell table:style-name="Table3.A2" office:value-type="string">
            <text:p text:style-name="P11">epoch 50, minibatch 2500/2500, validation error 31.220000 %</text:p>
            <text:p text:style-name="P11"><text:s text:c="5"/>epoch 50, minibatch 2500/2500, test error of best model 31.900000 %</text:p>
            <text:p text:style-name="P14">Optimization complete. Best validation score of 31.220000 % obtained at iteration 125000, with test performance 31.900000 %</text:p>
            <text:p text:style-name="P11">The code for file problem_16.py ran for 0.23m</text:p>
          </table:table-cell>
        </table:table-row>
      </table:table>
      <text:p text:style-name="P1"/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09:11:55.686403751</meta:creation-date>
    <dc:date>2016-05-12T22:47:18.786048216</dc:date>
    <meta:editing-duration>PT4H7M27S</meta:editing-duration>
    <meta:editing-cycles>23</meta:editing-cycles>
    <meta:generator>LibreOffice/4.2.8.2$Linux_X86_64 LibreOffice_project/420m0$Build-2</meta:generator>
    <meta:document-statistic meta:table-count="3" meta:image-count="0" meta:object-count="0" meta:page-count="1" meta:paragraph-count="22" meta:word-count="150" meta:character-count="1003" meta:non-whitespace-character-count="849"/>
  </office:meta>
</office:document-meta>
</file>